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2"><text:span text:style-name="T2">AAA</text:span></text:p>
      <text:p text:style-name="P2">Company Registration No : BBB</text:p>
      <text:p text:style-name="P2">(Incorporated in the Republic of Singapore)</text:p>
      <text:p text:style-name="P1"></text:p>
      <text:p text:style-name="P1"></text:p>
      <text:p text:style-name="P1"></text:p>
      <text:p text:style-name="P1">Minutes of the Extraordinary General Meeting of <text:span text:style-name="T1">AAA</text:span> held at V1 at 3.00 pm on DDMMYYYY.</text:p>
      <text:p text:style-name="P1"></text:p>
      <text:p text:style-name="P1"></text:p>
      <text:p text:style-name="P1"><text:span text:style-name="T4">CHAIRPERSON</text:span></text:p>
      <text:p text:style-name="P1"><text:span text:style-name="T1">CCC</text:span> was elected Chairperson for the meeting.</text:p>
      <text:p text:style-name="P1"></text:p>
      <text:p text:style-name="P1"></text:p>
      <text:p text:style-name="P1">The following resolutions were passed and it was unanimously resolved :-</text:p>
      <text:p text:style-name="P1"></text:p>
      <text:p text:style-name="P1"></text:p>
      <text:p text:style-name="P1"><text:span text:style-name="T4">NOTICE</text:span></text:p>
      <text:p text:style-name="P1">It was unanimously resolved that the waiving of issuing Two weeks’ notice for calling this meeting be and is hereby approved.</text:p>
      <text:p text:style-name="P1"></text:p>
      <text:p text:style-name="P1"></text:p>
      <text:p text:style-name="P1"><text:span text:style-name="T4">TRANSFER OF SHARES</text:span></text:p>
      <text:p text:style-name="P1">It was unanimously resolved : That the transfer of 50,000 Ordinary Shares of S$1/- each fully paid, at S$1/- each in the capital of the Company as set out below be and is hereby approved.</text:p>
      <text:p text:style-name="P1"></text:p>
      <text:p text:style-name="P1"><text:span text:style-name="T3">Transferor</text:span><text:tab/>_________ <text:s text:c="17"/><text:span text:style-name="T3">Transferee</text:span><text:tab/><text:tab/><text:tab/><text:span text:style-name="T3">Number of Shares</text:span> </text:p>
      <text:p text:style-name="P1">CCC<text:tab/><text:tab/> <text:s text:c="4"/><text:tab/> <text:s text:c="20"/>DDD<text:tab/><text:tab/> <text:s text:c="35"/>XXX</text:p>
      <text:p text:style-name="P1"></text:p>
      <text:p text:style-name="P1">That the share certificates no. _______ be and are hereby cancelled and that the new share certificate no. _____ be issued to the above named transferee and that the Company’s Common Seal be affixed hereto in accordance with the Articles of Association.</text:p>
      <text:p text:style-name="P1"></text:p>
      <text:p text:style-name="P1"></text:p>
      <text:p text:style-name="P3">CLOSURE OF MEETING</text:p>
      <text:p text:style-name="P1">There were no other issues to discuss and the meeting was terminated with a vote of thanks to the Chair.</text:p>
      <text:p text:style-name="P1"></text:p>
      <text:p text:style-name="P1"></text:p>
      <text:p text:style-name="P1">The minutes of the meeting were read out and the Chairperson signed the same as correct records.</text:p>
      <text:p text:style-name="P1"></text:p>
      <text:p text:style-name="P1"></text:p>
      <text:p text:style-name="P1"></text:p>
      <text:p text:style-name="P1"></text:p>
      <text:p text:style-name="P1">______________________________________</text:p>
      <text:p text:style-name="P1">CCC</text:p>
      <text:p text:style-name="P1">Chairpe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8:31</meta:creation-date>
    <dc:date>2015-12-11T10:59:44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2" meta:word-count="201" meta:character-count="1332" meta:non-whitespace-character-count="1025"/>
    <meta:generator>LibreOffice/3.5$Linux_X86_64 LibreOffice_project/350m1$Build-2</meta:generator>
  </office:meta>
</office:document-meta>
</file>